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T1" style:family="text">
      <style:text-properties style:use-window-font-color="true" loext:opacity="0%" fo:font-family="'Lucida Console'" style:font-family-generic="roman" style:font-pitch="variable" fo:font-size="9pt" officeooo:rsid="0017c621" style:font-size-asian="9pt"/>
    </style:style>
    <style:style style:name="T2" style:family="text">
      <style:text-properties style:use-window-font-color="true" loext:opacity="0%" fo:font-family="'Lucida Console'" style:font-family-generic="roman" style:font-pitch="variable" fo:font-size="9pt" officeooo:rsid="0028e9e1" style:font-size-asian="9pt"/>
    </style:style>
    <style:style style:name="T3" style:family="text">
      <style:text-properties style:use-window-font-color="true" loext:opacity="0%" fo:font-family="'Lucida Console'" style:font-family-generic="roman" style:font-pitch="variable" fo:font-size="9pt" officeooo:rsid="002a12ac" style:font-size-asian="9pt"/>
    </style:style>
    <style:style style:name="T4" style:family="text">
      <style:text-properties style:use-window-font-color="true" loext:opacity="0%" fo:font-family="'Lucida Console'" style:font-family-generic="roman" style:font-pitch="variab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71f32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2e2e33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</text:span><text:span text:style-name="T8">Promenade à poney, </text:span><text:span text:style-name="T8">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17T21:42:31.883076100</dc:date>
    <meta:editing-duration>PT5H38M28S</meta:editing-duration>
    <meta:editing-cycles>18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79" meta:word-count="981" meta:character-count="7130" meta:non-whitespace-character-count="6165"/>
  </office:meta>
</office:document-meta>
</file>